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7.4cm" svg:y="1.5cm">
            <text:p text:style-name="P1"><text:span text:style-name="T1">us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4cm" svg:y="1.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3.9cm" svg:y="3.9cm">
            <text:p text:style-name="P1"><text:span text:style-name="T1">th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3.9cm" svg:y="3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3.9cm" svg:y="6.7cm">
            <text:p text:style-name="P1"><text:span text:style-name="T1">backu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3.9cm" svg:y="6.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2cm" svg:y="9.5cm">
            <text:p text:style-name="P1"><text:span text:style-name="T1">2012-12-0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2cm" svg:y="9.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3.9cm" svg:y="9.5cm">
            <text:p text:style-name="P1"><text:span text:style-name="T1">2013-01-0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3.9cm" svg:y="9.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6.6cm" svg:y="9.5cm">
            <text:p text:style-name="P1"><text:span text:style-name="T1">2013-01-2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6.6cm" svg:y="9.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0.9cm" svg:y="4cm">
            <text:p text:style-name="P1"><text:span text:style-name="T1">backu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0.9cm" svg:y="3.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2cm" svg:y="6.7cm">
            <text:p text:style-name="P1"><text:span text:style-name="T1">origin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8.2cm" svg:y="6.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0.9cm" svg:y="6.7cm">
            <text:p text:style-name="P1"><text:span text:style-name="T1">pnas_fin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0.9cm" svg:y="6.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3.6cm" svg:y="6.7cm">
            <text:p text:style-name="P1"><text:span text:style-name="T1">pnas_su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.6cm" svg:y="6.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8.3cm" svg:y1="2.7cm" svg:x2="6.1cm" svg:y2="3.7cm">
          <text:p/>
        </draw:line>
        <draw:line draw:style-name="gr3" draw:text-style-name="P1" draw:layer="layout" svg:x1="8.9cm" svg:y1="2.7cm" svg:x2="11.1cm" svg:y2="3.7cm">
          <text:p/>
        </draw:line>
        <draw:line draw:style-name="gr3" draw:text-style-name="P1" draw:layer="layout" svg:x1="4.7cm" svg:y1="8cm" svg:x2="2.5cm" svg:y2="9cm">
          <text:p/>
        </draw:line>
        <draw:line draw:style-name="gr3" draw:text-style-name="P1" draw:layer="layout" svg:x1="5.3cm" svg:y1="8cm" svg:x2="7.5cm" svg:y2="9cm">
          <text:p/>
        </draw:line>
        <draw:line draw:style-name="gr3" draw:text-style-name="P1" draw:layer="layout" svg:x1="5cm" svg:y1="8cm" svg:x2="5cm" svg:y2="9.2cm">
          <text:p/>
        </draw:line>
        <draw:line draw:style-name="gr3" draw:text-style-name="P1" draw:layer="layout" svg:x1="11.8cm" svg:y1="5.3cm" svg:x2="9.6cm" svg:y2="6.3cm">
          <text:p/>
        </draw:line>
        <draw:line draw:style-name="gr3" draw:text-style-name="P1" draw:layer="layout" svg:x1="12.4cm" svg:y1="5.3cm" svg:x2="14.6cm" svg:y2="6.3cm">
          <text:p/>
        </draw:line>
        <draw:line draw:style-name="gr3" draw:text-style-name="P1" draw:layer="layout" svg:x1="12.1cm" svg:y1="5.3cm" svg:x2="12.1cm" svg:y2="6.5cm">
          <text:p/>
        </draw:line>
        <draw:line draw:style-name="gr3" draw:text-style-name="P1" draw:layer="layout" svg:x1="5cm" svg:y1="5.2cm" svg:x2="5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3-12-04T10:23:11</dc:date>
    <meta:editing-duration>PT3M26S</meta:editing-duration>
    <meta:editing-cycles>2</meta:editing-cycles>
    <meta:generator>LibreOffice/4.0.4.2$MacOSX_x86 LibreOffice_project/9e9821abd0ffdbc09cd8c52eaa574fa09eb08f2</meta:generator>
    <meta:document-statistic meta:object-count="39"/>
  </office:meta>
</office:document-meta>
</file>